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4" style:family="paragraph" style:parent-style-name="Text_20_body">
      <style:paragraph-properties fo:margin-left="0.5in" fo:margin-right="0in" fo:margin-top="0.1665in" fo:margin-bottom="0.1665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5"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size="14pt" fo:font-weight="normal" style:font-size-asian="14pt" style:font-size-complex="14pt"/>
    </style:style>
    <style:style style:name="P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7" style:family="paragraph" style:parent-style-name="Text_20_body">
      <style:paragraph-properties fo:margin-left="0.4898in" fo:margin-right="0in" fo:margin-top="0in" fo:margin-bottom="0in" loext:contextual-spacing="false" fo:line-height="138%" fo:text-indent="0.0028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115%" fo:text-indent="-0.0201in" style:auto-text-indent="false" style:page-number="auto" fo:background-color="transparent"/>
      <style:text-properties fo:font-size="14pt" style:font-size-asian="14pt" style:font-size-complex="14pt"/>
    </style:style>
    <style:style style:name="P9" style:family="paragraph" style:parent-style-name="Standard" style:list-style-name="L5">
      <style:text-properties fo:font-size="14pt" style:font-size-asian="14pt" style:font-size-complex="14pt"/>
    </style:style>
    <style:style style:name="P10" style:family="paragraph" style:parent-style-name="Text_20_body" style:list-style-name="L2">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1" style:family="paragraph" style:parent-style-name="Text_20_body" style:list-style-name="L3">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2" style:family="paragraph" style:parent-style-name="Text_20_body" style:list-style-name="L4">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3" style:family="paragraph" style:parent-style-name="Text_20_body" style:list-style-name="L6">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4" style:family="paragraph" style:parent-style-name="Text_20_body">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paragraph-rsid="001cb3dd" style:text-blinking="false" fo:background-color="transparent" style:font-size-asian="14pt" style:font-weight-asian="bold" style:font-size-complex="14pt" style:font-weight-complex="bold"/>
    </style:style>
    <style:style style:name="P15" style:family="paragraph" style:parent-style-name="Text_20_body" style:list-style-name="L1">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6" style:family="paragraph" style:parent-style-name="Text_20_body">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T1" style:family="text">
      <style:text-properties fo:font-variant="normal" fo:text-transform="none" fo:color="#0070c0" style:font-name="Arial" fo:font-style="normal" style:text-underline-style="solid" style:text-underline-width="auto" style:text-underline-color="font-color" fo:background-color="transparent" loext:char-shading-value="0"/>
    </style:style>
    <style:style style:name="T2" style:family="text">
      <style:text-properties fo:font-variant="normal" fo:text-transform="none" fo:color="#ff0000" style:font-name="Arial" fo:font-style="normal" style:text-underline-style="solid" style:text-underline-width="auto" style:text-underline-color="font-color" fo:background-color="transparent" loext:char-shading-value="0"/>
    </style:style>
    <style:style style:name="T3" style:family="text">
      <style:text-properties fo:font-variant="normal" fo:text-transform="none" fo:color="#ff0000" style:font-name="Arial"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font-name="Arial" fo:font-style="normal" style:text-underline-style="solid" style:text-underline-width="auto" style:text-underline-color="font-color" fo:background-color="transparent" loext:char-shading-value="0"/>
    </style:style>
    <style:style style:name="T6" style:family="text">
      <style:text-properties fo:font-variant="normal" fo:text-transform="none" fo:color="#000000" style:text-underline-style="solid" style:text-underline-width="auto" style:text-underline-color="font-color"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4">Mẫu 1:</text:p>
      <text:p text:style-name="P16">CÁC BƯỚC VIẾT MỘT ĐỀ CƯƠNG NCKH</text:p>
      <text:p text:style-name="P16">1: Mở đầu: Tên đề tài, Đặt vấn đề;</text:p>
      <text:p text:style-name="P16">Mục đích NC (định tính); Tổng quan tài liệu;</text:p>
      <text:p text:style-name="P16">Mục tiêu NC (định lượng); Đối tượng và Phạm vi NC;</text:p>
      <text:p text:style-name="P16"/>
      <text:p text:style-name="P16">Mục lục dự kiến của báo cáo kết quả NC.</text:p>
      <text:p text:style-name="P16">2: Cơ sở lý thuyết tóm gọn (liên quan đến đề tài);</text:p>
      <text:p text:style-name="P16">3: Nội dung NC &amp; PP NC (thực nghiệm, phi thực nghiệm, ...);</text:p>
      <text:p text:style-name="P16">PP ứng với nội dung của mục tiêu nghiên cứu</text:p>
      <text:p text:style-name="P16">4: Dự kiến kết quả nghiên cứu đạt được: Dựa vào nội dung dự</text:p>
      <text:p text:style-name="P16">kiến kết quả; Ý nghĩa khoa học/lợi ích mang lại/ tác động của</text:p>
      <text:p text:style-name="P16">Bước kết quả NC</text:p>
      <text:p text:style-name="P16">5: Kế hoạch thực hiện: Nhân sự, mốc thời gian, trách nhiệm, kết</text:p>
      <text:p text:style-name="P16"><text:soft-page-break/>quả đạt được;</text:p>
      <text:p text:style-name="P16">Hợp tác quốc tế (nếu có)</text:p>
      <text:p text:style-name="P16">6: Phác thảo kinh phí cần thực hiện (nếu có);</text:p>
      <text:p text:style-name="P16">86</text:p>
      <text:p text:style-name="P16">7: Tài liệu tham khảo và các phụ lục (nếu có).</text:p>
      <text:p text:style-name="P16"/>
      <text:p text:style-name="P16"/>
      <text:p text:style-name="P16">---_______________________________________________-</text:p>
      <text:p text:style-name="P16"/>
      <text:p text:style-name="P16"/>
      <text:list xml:id="list887268949" text:style-name="L1">
        <text:list-item>
          <text:p text:style-name="P15"><text:bookmark text:name="docs-internal-guid-1a576a8e-7fff-602d-cd3d-47bca904f4cd"/>Tổng quan tài liệu</text:p>
        </text:list-item>
      </text:list>
      <text:p text:style-name="P4">Nghiên cứu tối ưu hóa chi phí truy vấn dữ liệu trên các phân vùng logic trong Hadoop Data WareHouse</text:p>
      <text:p text:style-name="P2"/>
      <text:list xml:id="list2406731432" text:style-name="L2">
        <text:list-item>
          <text:p text:style-name="P10">Tổng quan vấn đề nghiên cứu</text:p>
        </text:list-item>
      </text:list>
      <text:p text:style-name="P5"><text:span text:style-name="T1">(</text:span><text:span text:style-name="T2">nhu cầu thực tế XH, </text:span><text:span text:style-name="T3">số liệu định lượng</text:span><text:span text:style-name="T6"> </text:span><text:span text:style-name="T5">về quy mô,nhu cầu, dự báo)</text:span></text:p>
      <text:p text:style-name="P3"><text:soft-page-break/>Trong những năm gần đây, Hadoop [1] đã được sử dụng rộng rãi để khai thác dữ liệu và phân tích dữ liệu do hai điểm mạnh của nó. Đầu tiên, lập trình song song Hadoop FrameWork cho phép người dùng thoải mái viết các công việc MapReduce [4] trên một cluster lớn của máy tính. Thứ hai, với sự trợ giúp của hệ thống tệp phân tán Hadoop (HDFS) qua đó, các tệp đầu vào trên các máy được phân phối trên cluster,  công việc của MapReduce sau đó là xử lý khối tệp cục bộ với chi phí liên lạc rất thấp.</text:p>
      <text:p text:style-name="P3">Mode xử lý chính của HDFS để đánh giá các truy vấn là quét toàn bộ dữ liệu. Để sử dụng hiệu quả cluster, HDFS chia nhỏ tệp dữ liệu thành các khối dữ liệu và sau đó phân phối các khối ngẫu nhiên và đồng đều trên các máy tính. Phương thức này giúp cân bằng khối lượng công việc của máy khi quá trình quét được thực hiện. Đặc biệt,  Khi tất cả các dữ liệu cần được quét, đây thực sự là một phương pháp hiệu quả. Tối ưu hóa phương pháp quét cơ bản ở trên đã được giới thiệu trong tài liệu, đặc biệt là cho dữ liệu trong một bảng quan hệ. RCFile [7] đã được thiết kế dưới dạng định dạng dữ liệu lưu trữ dữ liệu nén theo cột để giảm chi phí I / O. Tuy nhiên, thường thì một truy vấn không cần sử dụng tất cả dữ liệu trong dữ liệu tập tin. Ví dụ: truy vấn chỉ cần truy cập một phần nhỏ của các hàng và một vài cột trong quan hệ. Một cách tiếp cận chung trong CoHadoop [5] là đưa dữ liệu cần thiết cho cùng một truy vấn vào các physical machine tương tự để giảm xáo trộn dữ liệu. Tuy nhiên, cách tiếp cận này dẫn đến khối lượng công việc không cân bằng trên toàn cluster, làm giảm hiệu quả của cả cluster.</text:p>
      <text:p text:style-name="P3">Trong nghiên cứu này, tác giả đề xuất một cách tiếp cận mới, cụ thể là phân vùng dựa trên điều kiện sơ đồ (CPS). Ý tưởng chính của CPS là phân tích khối lượng công việc truy vấn và sau đó đặt dữ liệu tương ứng vào cùng một phân vùng logic và mỗi logic phân vùng được lưu trữ vật lý trong các cluster. Ở đây, có mối tương quan với nhau về mặt data có nghĩa là dữ liệu được sử dụng bởi cùng một truy vấn. Cụ thể, bằng <text:soft-page-break/>cách phân tích các truy vấn, tác giả chia các hàng tương quan của các bảng đầu vào thành các phân vùng logic.</text:p>
      <text:p text:style-name="P3">Khi dữ liệu bảng thô được tải lên HDFS, HDFS vẫn sẽ phân phối ngẫu nhiên và đồng đều dữ liệu trên toàn cluster, mà không phát sinh khối lượng mất cân bằng trên toàn cluster. Khi các truy vấn được xử lý, chỉ những phân vùng logic cần thiết cho các truy vấn được truy cập. Theo cách này, chúng ta có thể tránh quét toàn bộ dữ liệu đầu vào mà chỉ truy cập các phân vùng cần thiết và không gây ra bất kỳ sự mất cân bằng nào trong các tác vụ xử lý giữa các cluster liên quan. Do đó, CPS tối ưu hóa rất nhiều thời gian xử lý truy vấn.</text:p>
      <text:list xml:id="list1437118531" text:style-name="L3">
        <text:list-item>
          <text:p text:style-name="P11">Mục đích nghiên cứu</text:p>
        </text:list-item>
      </text:list>
      <text:p text:style-name="P3">Nghiên thực hiện nhằm mục đích tối ưu hóa chi phí cho việc truy vấn dữ liệu trên các phân vùng logic trong Hadoop Data WareHouse. Qua đó, đóng góp cho việc phát triển các ứng dụng truy xuất nhanh thúc đẩy sự phát triển của lĩnh vực Big data cũng như ngành khoa học dữ liệu.</text:p>
      <text:p text:style-name="P2"/>
      <text:list xml:id="list3460389772" text:style-name="L4">
        <text:list-item>
          <text:p text:style-name="P12">Tóm lược những kết quả công bố có liên quan tới nghiên cứu</text:p>
        </text:list-item>
      </text:list>
      <text:p text:style-name="P3">Đầu tiên, CoHadoop mở rộng Hadoop bằng cách đặt các khối dữ liệu (và bản sao của chúng) các tệp tương quan trên cùng các nút dữ liệu. Theo cách này, các tệp tương quan có thể là truy cập cục bộ bên trong cùng một máy và lưu lượng mạng giảm. </text:p>
      <text:p text:style-name="P3">Điều đáng tiếc là cách tiếp cận này có thể dẫn đến mất cân bằng khối lượng data trong một cluster, trong trường hợp dữ liệu quan hệ được liên kết có kích thước rất lớn hoặc rất nhỏ .</text:p>
      <text:p text:style-name="P1"><text:soft-page-break/><text:span text:style-name="T4">Khác với CoHadoop, một số nghiên cứu trước đây thiết kế định dạng tệp đặc biệt để tối ưu hóa thời gian xử lý truy vấn Hadoop. Các ví dụ</text:span> điển hình là CFile, [6] và RCFile. CFile hỗ trợ tệp tin theo cột định dạng dựa trên tất cả các cấp của file, trong khi RCFile là một cột trong khối lưu trữ. Lưu trữ cột cho phép thời gian xử lý truy vấn nhanh hơn với chi phí I / O ít hơn.</text:p>
      <text:p text:style-name="P1">Tuy nhiên, các định dạng dữ liệu này không gom dữ liệu liên quan với nhau về mặt ngữ nghĩa.</text:p>
      <text:list xml:id="list1326171842" text:style-name="L5">
        <text:list-item>
          <text:p text:style-name="P9">Vấn đề cần tiếp tục nghiên cứu “research gap”</text:p>
        </text:list-item>
      </text:list>
      <text:p text:style-name="P1">Như đã trình bày ở trên việc tối ưu hóa truy vấn ở các phân vùng logic vẫn còn có một số hạn chế như cần được khắc phục như là việc mất<text:span text:style-name="T4"> cân bằng khối lượng data trên một cluster hay việc lưu trữ các vùng dữ liệu không có mối liên hệ với nhau về mặt ngữ nghĩa trên cùng một phân vùng của cluster.</text:span></text:p>
      <text:p text:style-name="P2"/>
      <text:list xml:id="list1823272343" text:style-name="L6">
        <text:list-item>
          <text:p text:style-name="P13">Tài liệu tham khảo</text:p>
        </text:list-item>
      </text:list>
      <text:p text:style-name="P2"/>
      <text:p text:style-name="P6">1. Hadoop, http://hadoop.apache.org/</text:p>
      <text:p text:style-name="P6">2. Hive, http://hive.apache.org/</text:p>
      <text:p text:style-name="P6">3.TPC-H, Benchmark Specification, http://www.tpc.org/tpch/</text:p>
      <text:p text:style-name="P7">4. Dean, J., Ghemawat, S.: MapReduce: simplified data processing on large clusters. Commun. ACM 51(1), 107–113 (2008)</text:p>
      <text:p text:style-name="P6">5. Eltabakh, M.Y., Tian, Y., Zcan, F., Gemulla, R., Krettek, A., McPherson, J.:</text:p>
      <text:p text:style-name="P6">CoHadoop: flexible data placement and its exploitation in Hadoop. Proc. VLDB</text:p>
      <text:p text:style-name="P6">Endow. 4(9), 575–585 (2011)</text:p>
      <text:p text:style-name="P6">6. Lin, Y., Agrawal, D., Chen, C., Ooi, B.C., Wu, S.: Llama: leveraging columnar</text:p>
      <text:p text:style-name="P6">storage for scalable join processing in the MapReduce framework. In: SIGMOD</text:p>
      <text:p text:style-name="P6">Conference, pp. 961–972. ACM, New York (2011)</text:p>
      <text:p text:style-name="P6">7. He, Y., Lee, R., Huai, Y., Shao, Z., Jain, N., Zhang, X., Xu, Z.: RCFile: A fast and space-efficient data placement structure in MapReduce-based warehouse systems.In: ICDE Conference, pp. 1199–1208 (2011)</text:p>
      <text:p text:style-name="P8"><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07:53:48.684207135</meta:creation-date>
    <dc:date>2020-06-26T08:35:33.728151265</dc:date>
    <meta:editing-duration>PT51M57S</meta:editing-duration>
    <meta:editing-cycles>7</meta:editing-cycles>
    <meta:generator>LibreOffice/6.4.3.2$Linux_X86_64 LibreOffice_project/40$Build-2</meta:generator>
    <meta:document-statistic meta:table-count="0" meta:image-count="0" meta:object-count="0" meta:page-count="5" meta:paragraph-count="49" meta:word-count="1263" meta:character-count="6027" meta:non-whitespace-character-count="4819"/>
  </office:meta>
</office:document-meta>
</file>